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b7bf6"/>
    </style:style>
    <style:style style:name="P2" style:family="paragraph" style:parent-style-name="Standard">
      <style:text-properties officeooo:rsid="001b7bf6" officeooo:paragraph-rsid="001b7bf6"/>
    </style:style>
    <style:style style:name="P3" style:family="paragraph" style:parent-style-name="Standard">
      <style:text-properties officeooo:rsid="001b7bf6" officeooo:paragraph-rsid="001d6d2c"/>
    </style:style>
    <style:style style:name="P4" style:family="paragraph" style:parent-style-name="Standard">
      <style:text-properties officeooo:rsid="001b7bf6" officeooo:paragraph-rsid="001e63a6"/>
    </style:style>
    <style:style style:name="P5" style:family="paragraph" style:parent-style-name="Standard">
      <style:text-properties officeooo:rsid="001b7bf6" officeooo:paragraph-rsid="0021c330"/>
    </style:style>
    <style:style style:name="P6" style:family="paragraph" style:parent-style-name="Standard">
      <style:text-properties officeooo:rsid="001b7bf6" officeooo:paragraph-rsid="00231472"/>
    </style:style>
    <style:style style:name="P7" style:family="paragraph" style:parent-style-name="Standard">
      <style:text-properties officeooo:rsid="001d6d2c" officeooo:paragraph-rsid="001d6d2c"/>
    </style:style>
    <style:style style:name="P8" style:family="paragraph" style:parent-style-name="Standard">
      <style:text-properties officeooo:rsid="001d6d2c" officeooo:paragraph-rsid="001e63a6"/>
    </style:style>
    <style:style style:name="P9" style:family="paragraph" style:parent-style-name="Standard">
      <style:text-properties officeooo:rsid="001d6d2c" officeooo:paragraph-rsid="0021c330"/>
    </style:style>
    <style:style style:name="P10" style:family="paragraph" style:parent-style-name="Standard">
      <style:text-properties officeooo:rsid="001d6d2c" officeooo:paragraph-rsid="00231472"/>
    </style:style>
    <style:style style:name="P11" style:family="paragraph" style:parent-style-name="Standard">
      <style:text-properties officeooo:paragraph-rsid="001d6d2c"/>
    </style:style>
    <style:style style:name="P12" style:family="paragraph" style:parent-style-name="Standard">
      <style:text-properties officeooo:paragraph-rsid="001e63a6"/>
    </style:style>
    <style:style style:name="P13" style:family="paragraph" style:parent-style-name="Standard">
      <style:text-properties officeooo:rsid="001e63a6" officeooo:paragraph-rsid="001e63a6"/>
    </style:style>
    <style:style style:name="P14" style:family="paragraph" style:parent-style-name="Standard">
      <style:text-properties officeooo:rsid="001e63a6" officeooo:paragraph-rsid="0021c330"/>
    </style:style>
    <style:style style:name="P15" style:family="paragraph" style:parent-style-name="Standard">
      <style:text-properties officeooo:rsid="001e63a6" officeooo:paragraph-rsid="00231472"/>
    </style:style>
    <style:style style:name="P16" style:family="paragraph" style:parent-style-name="Standard">
      <style:text-properties officeooo:paragraph-rsid="00213f75"/>
    </style:style>
    <style:style style:name="P17" style:family="paragraph" style:parent-style-name="Standard">
      <style:text-properties officeooo:rsid="00213f75" officeooo:paragraph-rsid="00213f75"/>
    </style:style>
    <style:style style:name="P18" style:family="paragraph" style:parent-style-name="Standard">
      <style:text-properties officeooo:rsid="00213f75" officeooo:paragraph-rsid="0021c330"/>
    </style:style>
    <style:style style:name="P19" style:family="paragraph" style:parent-style-name="Standard">
      <style:text-properties fo:font-weight="normal" officeooo:rsid="001d6d2c" officeooo:paragraph-rsid="001e63a6" style:font-weight-asian="normal" style:font-weight-complex="normal"/>
    </style:style>
    <style:style style:name="P20" style:family="paragraph" style:parent-style-name="Standard">
      <style:text-properties fo:font-weight="normal" officeooo:rsid="001d6d2c" officeooo:paragraph-rsid="0021c330" style:font-weight-asian="normal" style:font-weight-complex="normal"/>
    </style:style>
    <style:style style:name="P21" style:family="paragraph" style:parent-style-name="Standard">
      <style:text-properties officeooo:paragraph-rsid="0021c330"/>
    </style:style>
    <style:style style:name="P22" style:family="paragraph" style:parent-style-name="Standard">
      <style:text-properties officeooo:paragraph-rsid="00231472"/>
    </style:style>
    <style:style style:name="T1" style:family="text">
      <style:text-properties officeooo:rsid="001b7bf6"/>
    </style:style>
    <style:style style:name="T2" style:family="text">
      <style:text-properties fo:color="#c9211e" loext:opacity="100%"/>
    </style:style>
    <style:style style:name="T3" style:family="text">
      <style:text-properties fo:color="#c9211e" loext:opacity="100%" officeooo:rsid="001b7bf6"/>
    </style:style>
    <style:style style:name="T4" style:family="text">
      <style:text-properties fo:color="#c9211e" loext:opacity="100%" officeooo:rsid="001d6d2c"/>
    </style:style>
    <style:style style:name="T5" style:family="text">
      <style:text-properties fo:color="#c9211e" loext:opacity="100%" officeooo:rsid="001e63a6"/>
    </style:style>
    <style:style style:name="T6" style:family="text">
      <style:text-properties officeooo:rsid="001d6d2c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e63a6" style:font-weight-asian="bold" style:font-weight-complex="bold"/>
    </style:style>
    <style:style style:name="T9" style:family="text">
      <style:text-properties fo:font-weight="bold" officeooo:rsid="0021c330" style:font-weight-asian="bold" style:font-weight-complex="bold"/>
    </style:style>
    <style:style style:name="T10" style:family="text">
      <style:text-properties fo:font-weight="bold" officeooo:rsid="00231472" style:font-weight-asian="bold" style:font-weight-complex="bold"/>
    </style:style>
    <style:style style:name="T11" style:family="text">
      <style:text-properties officeooo:rsid="001e63a6"/>
    </style:style>
    <style:style style:name="T12" style:family="text">
      <style:text-properties officeooo:rsid="00213f75"/>
    </style:style>
    <style:style style:name="T13" style:family="text">
      <style:text-properties fo:color="#000000" loext:opacity="100%"/>
    </style:style>
    <style:style style:name="T14" style:family="text">
      <style:text-properties fo:color="#000000" loext:opacity="100%" officeooo:rsid="001d6d2c"/>
    </style:style>
    <style:style style:name="T15" style:family="text">
      <style:text-properties fo:color="#000000" loext:opacity="100%" officeooo:rsid="001e63a6"/>
    </style:style>
    <style:style style:name="T16" style:family="text">
      <style:text-properties fo:color="#000000" loext:opacity="100%" officeooo:rsid="0021c330"/>
    </style:style>
    <style:style style:name="T17" style:family="text">
      <style:text-properties fo:color="#000000" loext:opacity="100%" officeooo:rsid="00231472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normal" officeooo:rsid="0021c330" style:font-weight-asian="normal" style:font-weight-complex="normal"/>
    </style:style>
    <style:style style:name="T20" style:family="text">
      <style:text-properties fo:font-weight="normal" officeooo:rsid="001e63a6" style:font-weight-asian="normal" style:font-weight-complex="normal"/>
    </style:style>
    <style:style style:name="T21" style:family="text">
      <style:text-properties fo:font-weight="normal" officeooo:rsid="00231472" style:font-weight-asian="normal" style:font-weight-complex="normal"/>
    </style:style>
    <style:style style:name="T22" style:family="text">
      <style:text-properties officeooo:rsid="0021c330"/>
    </style:style>
    <style:style style:name="T23" style:family="text">
      <style:text-properties officeooo:rsid="00231472"/>
    </style:style>
    <style:style style:name="T24" style:family="text">
      <style:text-properties officeooo:rsid="0024ad1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P = 1.1.1.1/8 <text:s/></text:p>
      <text:p text:style-name="P2">Classe = A</text:p>
      <text:p text:style-name="Standard">00000001.00000001.00000001.0000001</text:p>
      <text:p text:style-name="Standard">CIDR = 8</text:p>
      <text:p text:style-name="P13">Host = 1.1.1</text:p>
      <text:p text:style-name="Standard">Subnet Mask = 255.0.0.0 </text:p>
      <text:p text:style-name="Standard">// <text:span text:style-name="T4">11111111</text:span><text:span text:style-name="T6">.00000000.00000000.00000000</text:span></text:p>
      <text:p text:style-name="P11"><text:span text:style-name="T3">11111111</text:span> <text:s/>// Bloccati i primi 8 <text:span text:style-name="T1">bit (1 byte)</text:span></text:p>
      <text:p text:style-name="Standard">Ip Network = 1.0.0.0</text:p>
      <text:p text:style-name="Standard">// 00000001.00000001.00000001.00000001</text:p>
      <text:p text:style-name="Standard">// 11111111.00000000.00000000.00000000</text:p>
      <text:p text:style-name="Standard">// 00000001.00000000.00000000.00000000 = 1.0.0.0</text:p>
      <text:p text:style-name="Standard"/>
      <text:p text:style-name="Standard">Numeri di <text:span text:style-name="T7">Host</text:span> disponibili = 256 <text:span text:style-name="T11">*</text:span> 256 <text:span text:style-name="T11">*</text:span> 256 = </text:p>
      <text:p text:style-name="Standard">16777216 - 2 = <text:span text:style-name="T7">16777214</text:span></text:p>
      <text:p text:style-name="Standard"/>
      <text:p text:style-name="Standard"/>
      <text:p text:style-name="Standard"/>
      <text:p text:style-name="Standard"/>
      <text:p text:style-name="Standard"><text:span text:style-name="T1">IP = </text:span>128.1.6.5/12</text:p>
      <text:p text:style-name="P2">Classe = B</text:p>
      <text:p text:style-name="Standard">10000000.00000001.00000110.00000101</text:p>
      <text:p text:style-name="Standard">CIDR = <text:span text:style-name="T1">12</text:span></text:p>
      <text:p text:style-name="P12"><text:span text:style-name="T11">Host = 1.6.5</text:span></text:p>
      <text:p text:style-name="Standard">Subnet Mask = <text:span text:style-name="T1">255.240.0.0</text:span></text:p>
      <text:p text:style-name="Standard">// <text:span text:style-name="T4">11111111.1111</text:span><text:span text:style-name="T6">0000.00000000.00000000</text:span></text:p>
      <text:p text:style-name="P7"><text:span text:style-name="T2">11111111.1111 </text:span>// Bloccati i primi 12 bit</text:p>
      <text:p text:style-name="Standard">Ip Network = 1.0.0.0</text:p>
      <text:p text:style-name="P1">// 10000000.00000001.00000110.00000101</text:p>
      <text:p text:style-name="Standard">// 11111111.11110000.00000000.00000000</text:p>
      <text:p text:style-name="Standard">// <text:span text:style-name="T6">10000000.00000000.00000000.00000000</text:span> = <text:span text:style-name="T6">128.0.0.0</text:span></text:p>
      <text:p text:style-name="Standard"/>
      <text:p text:style-name="Standard">Numeri di <text:span text:style-name="T7">Host</text:span> disponibili = </text:p>
      <text:p text:style-name="P7">256 – 240 = 16 </text:p>
      <text:p text:style-name="P7">16 <text:span text:style-name="T11">*</text:span> 256 <text:span text:style-name="T11">*</text:span> 256 = 1048576 – 2 = <text:span text:style-name="T7">1048574</text:span></text:p>
      <text:p text:style-name="Standard"/>
      <text:p text:style-name="Standard"/>
      <text:p text:style-name="P11"><text:span text:style-name="T1">IP = 200.1.2.3/24</text:span></text:p>
      <text:p text:style-name="P3">Classe = <text:span text:style-name="T6">C</text:span></text:p>
      <text:p text:style-name="P11">11001000.000000<text:span text:style-name="T6">01</text:span>.00000<text:span text:style-name="T6">010</text:span>.00000<text:span text:style-name="T6">01</text:span>1</text:p>
      <text:p text:style-name="P11">CIDR = <text:span text:style-name="T11">24</text:span></text:p>
      <text:p text:style-name="P13">Host = 3</text:p>
      <text:p text:style-name="P11">Subnet Mask = <text:span text:style-name="T1">255.</text:span><text:span text:style-name="T11">255</text:span><text:span text:style-name="T1">.</text:span><text:span text:style-name="T11">255</text:span><text:span text:style-name="T1">.0</text:span></text:p>
      <text:p text:style-name="P11">// <text:span text:style-name="T4">11111111.1111</text:span><text:span text:style-name="T5">1111</text:span><text:span text:style-name="T4">.</text:span><text:span text:style-name="T5">11111111</text:span><text:span text:style-name="T4">.00000000</text:span></text:p>
      <text:p text:style-name="P8"><text:span text:style-name="T2">11111111.1111</text:span><text:span text:style-name="T5">1111</text:span><text:span text:style-name="T2">.</text:span><text:span text:style-name="T5">11111111</text:span><text:span text:style-name="T2">.00000000 </text:span>// Bloccati i primi <text:span text:style-name="T11">24</text:span> bit <text:span text:style-name="T11">(Tutti i 4 byte)</text:span></text:p>
      <text:p text:style-name="P12">Ip Network = 200.1.2.0</text:p>
      <text:p text:style-name="P12">// 11001000.000000<text:span text:style-name="T6">01</text:span>.00000<text:span text:style-name="T6">010</text:span>.00000<text:span text:style-name="T6">01</text:span>1</text:p>
      <text:p text:style-name="P11">// 11111111.1111<text:span text:style-name="T11">1111.11111111.00000000</text:span></text:p>
      <text:p text:style-name="P11">// <text:span text:style-name="T11">11001000.00000001.00000010.00000000</text:span> = <text:span text:style-name="T11">200.1.2.0</text:span></text:p>
      <text:p text:style-name="P11"/>
      <text:p text:style-name="P11">Numeri di <text:span text:style-name="T7">Host</text:span> disponibili = </text:p>
      <text:p text:style-name="P7"><text:span text:style-name="T11">256 – 2 = </text:span><text:span text:style-name="T8">254</text:span></text:p>
      <text:p text:style-name="P7"><text:soft-page-break/><text:span text:style-name="T8"/></text:p>
      <text:p text:style-name="P12"><text:span text:style-name="T1">IP = 192.192.1.1/22</text:span></text:p>
      <text:p text:style-name="P4">Classe = <text:span text:style-name="T6">C</text:span></text:p>
      <text:p text:style-name="P12">11000000.11000000.00000<text:span text:style-name="T6">00</text:span><text:span text:style-name="T12">1</text:span>.00000<text:span text:style-name="T6">0</text:span><text:span text:style-name="T12">0</text:span>1</text:p>
      <text:p text:style-name="P12">CIDR = <text:span text:style-name="T12">22</text:span></text:p>
      <text:p text:style-name="P13">Host = <text:span text:style-name="T12">1.1</text:span></text:p>
      <text:p text:style-name="P12">Subnet Mask = <text:span text:style-name="T1">255.</text:span><text:span text:style-name="T11">255</text:span><text:span text:style-name="T1">.</text:span><text:span text:style-name="T11">25</text:span><text:span text:style-name="T12">2</text:span><text:span text:style-name="T1">.0</text:span></text:p>
      <text:p text:style-name="P12">// <text:span text:style-name="T4">11111111.1111</text:span><text:span text:style-name="T5">1111</text:span><text:span text:style-name="T4">.</text:span><text:span text:style-name="T5">11111100</text:span><text:span text:style-name="T4">.000000</text:span><text:span text:style-name="T14">00</text:span></text:p>
      <text:p text:style-name="P8"><text:span text:style-name="T2">11111111.1111</text:span><text:span text:style-name="T5">1111</text:span><text:span text:style-name="T2">.</text:span><text:span text:style-name="T5">11111100</text:span><text:span text:style-name="T2">.000000 </text:span>// Bloccati i primi <text:span text:style-name="T11">2</text:span><text:span text:style-name="T12">2</text:span> bit</text:p>
      <text:p text:style-name="P16">Ip Network = <text:s/>192.192.0.0</text:p>
      <text:p text:style-name="P16">// 11000000.11000000.00000<text:span text:style-name="T6">00</text:span><text:span text:style-name="T12">1</text:span>.00000<text:span text:style-name="T6">0</text:span><text:span text:style-name="T12">0</text:span>1</text:p>
      <text:p text:style-name="P16">// <text:span text:style-name="T14">11111111.1111</text:span><text:span text:style-name="T15">1111</text:span><text:span text:style-name="T14">.</text:span><text:span text:style-name="T15">11111100</text:span><text:span text:style-name="T14">.00000000</text:span></text:p>
      <text:p text:style-name="P16">// <text:span text:style-name="T12">11000000</text:span><text:span text:style-name="T11">.</text:span><text:span text:style-name="T12">11000000.00000000.00000000</text:span> = <text:s/>192.192.0.0</text:p>
      <text:p text:style-name="P12"/>
      <text:p text:style-name="P12">Numeri di <text:span text:style-name="T7">Host</text:span> disponibili = </text:p>
      <text:p text:style-name="P19"><text:span text:style-name="T11">256 – 2</text:span><text:span text:style-name="T12">52</text:span><text:span text:style-name="T11"> = </text:span><text:span text:style-name="T12">4</text:span></text:p>
      <text:p text:style-name="P17"><text:span text:style-name="T18">4 * 256 = 1024 – 2 =</text:span><text:span text:style-name="T7"> 1022</text:span></text:p>
      <text:p text:style-name="P11"/>
      <text:p text:style-name="P11"/>
      <text:p text:style-name="P21"><text:span text:style-name="T1">IP = 126.5.4.3/9</text:span></text:p>
      <text:p text:style-name="P5">Classe = <text:span text:style-name="T22">A</text:span></text:p>
      <text:p text:style-name="P21">1111110<text:span text:style-name="T22">0</text:span>.<text:span text:style-name="T22">0</text:span>0<text:span text:style-name="T22">000101</text:span>.000<text:span text:style-name="T22">00100</text:span>.00000<text:span text:style-name="T6">0</text:span><text:span text:style-name="T22">1</text:span>1</text:p>
      <text:p text:style-name="P21">CIDR = <text:span text:style-name="T22">9</text:span></text:p>
      <text:p text:style-name="P14">Host = <text:span text:style-name="T22">5.4.3</text:span></text:p>
      <text:p text:style-name="P21">Subnet Mask = <text:s/>255.128.0.0</text:p>
      <text:p text:style-name="P21">// <text:span text:style-name="T4">11111111.</text:span><text:span text:style-name="T5">1</text:span><text:span text:style-name="T15">0000000</text:span><text:span text:style-name="T14">.</text:span><text:span text:style-name="T16">000000</text:span><text:span text:style-name="T15">00</text:span><text:span text:style-name="T14">.00000000</text:span></text:p>
      <text:p text:style-name="P9"><text:span text:style-name="T2">11111111.1 </text:span>// Bloccati i primi <text:span text:style-name="T22">9</text:span> bit</text:p>
      <text:p text:style-name="P21">Ip Network = <text:s/>1<text:span text:style-name="T22">26.0.0.0</text:span></text:p>
      <text:p text:style-name="P21">// 1111110<text:span text:style-name="T22">0</text:span>.<text:span text:style-name="T22">0</text:span>0<text:span text:style-name="T22">000101</text:span>.000<text:span text:style-name="T22">00100</text:span>.00000<text:span text:style-name="T6">0</text:span><text:span text:style-name="T22">1</text:span>1</text:p>
      <text:p text:style-name="P21">// <text:span text:style-name="T14">11111111.</text:span><text:span text:style-name="T15">10000000</text:span><text:span text:style-name="T14">.</text:span><text:span text:style-name="T16">000000</text:span><text:span text:style-name="T15">00</text:span><text:span text:style-name="T14">.00000000</text:span></text:p>
      <text:p text:style-name="P21">// <text:span text:style-name="T12">1</text:span><text:span text:style-name="T22">1111100.00000000.00000000.0000000</text:span> = <text:s/>1<text:span text:style-name="T22">26.0.0.0</text:span></text:p>
      <text:p text:style-name="P21"/>
      <text:p text:style-name="P21">Numeri di <text:span text:style-name="T7">Host</text:span> disponibili = </text:p>
      <text:p text:style-name="P20"><text:span text:style-name="T11">256 – </text:span><text:span text:style-name="T22">128</text:span><text:span text:style-name="T11"> = </text:span><text:span text:style-name="T22">128</text:span></text:p>
      <text:p text:style-name="P18"><text:span text:style-name="T19">128 * 256 * 256</text:span><text:span text:style-name="T18"> = 8388608 – </text:span><text:span text:style-name="T19">2 </text:span><text:span text:style-name="T9">= 8388606</text:span></text:p>
      <text:p text:style-name="P18"><text:span text:style-name="T9"/></text:p>
      <text:p text:style-name="P18"><text:span text:style-name="T9"/></text:p>
      <text:p text:style-name="P21"><text:span text:style-name="T1">IP = 200.1.9.8/24</text:span></text:p>
      <text:p text:style-name="P5">Classe = <text:span text:style-name="T22">C</text:span></text:p>
      <text:p text:style-name="P21">11001000.<text:span text:style-name="T22">0</text:span>0<text:span text:style-name="T22">000001</text:span>.000<text:span text:style-name="T22">01001</text:span>.0000<text:span text:style-name="T22">10000</text:span></text:p>
      <text:p text:style-name="P21">CIDR = <text:span text:style-name="T22">24</text:span></text:p>
      <text:p text:style-name="P14">Host = <text:span text:style-name="T12">1.1</text:span></text:p>
      <text:p text:style-name="P21">Subnet Mask = <text:s/>255.<text:span text:style-name="T22">255</text:span>.<text:span text:style-name="T22">255</text:span>.0</text:p>
      <text:p text:style-name="P21">// <text:span text:style-name="T4">11111111.1111</text:span><text:span text:style-name="T5">1111</text:span><text:span text:style-name="T4">.</text:span><text:span text:style-name="T5">11111111</text:span><text:span text:style-name="T4">.00000000</text:span></text:p>
      <text:p text:style-name="P9"><text:span text:style-name="T2">11111111.1111</text:span><text:span text:style-name="T5">1111</text:span><text:span text:style-name="T2">.</text:span><text:span text:style-name="T5">11111111</text:span><text:span text:style-name="T2">.00000000 </text:span><text:span text:style-name="T13">// Bloccati i primi </text:span><text:span text:style-name="T15">24</text:span><text:span text:style-name="T13"> bit </text:span><text:span text:style-name="T15">(Tutti i 4 byte)</text:span></text:p>
      <text:p text:style-name="P21">Ip Network = <text:s/>200.1.9.0</text:p>
      <text:p text:style-name="P21">// 11001000.<text:span text:style-name="T22">0</text:span>0<text:span text:style-name="T22">000001</text:span>.000<text:span text:style-name="T22">01001</text:span>.0000<text:span text:style-name="T22">10000</text:span></text:p>
      <text:p text:style-name="P21">// <text:span text:style-name="T14">11111111.</text:span><text:span text:style-name="T15">1</text:span><text:span text:style-name="T16">1111111</text:span><text:span text:style-name="T14">.</text:span><text:span text:style-name="T16">11111111</text:span><text:span text:style-name="T14">.00000000</text:span></text:p>
      <text:p text:style-name="P21">// <text:span text:style-name="T22">11001000.00000001.00001001.00000000</text:span> = <text:s/>200.1.9.0</text:p>
      <text:p text:style-name="P21"/>
      <text:p text:style-name="P22">Numeri di <text:span text:style-name="T7">Host</text:span> disponibili = </text:p>
      <text:p text:style-name="P10"><text:span text:style-name="T8">256 – 2 = 254</text:span></text:p>
      <text:p text:style-name="P22"><text:soft-page-break/><text:span text:style-name="T1">IP = 172.16.0.4/16</text:span></text:p>
      <text:p text:style-name="P6">Classe = <text:span text:style-name="T24">B</text:span></text:p>
      <text:p text:style-name="P22">10101100.<text:span text:style-name="T23">000</text:span>10000.000<text:span text:style-name="T22">0</text:span><text:span text:style-name="T23">0000</text:span>.0000<text:span text:style-name="T23">0100</text:span></text:p>
      <text:p text:style-name="P22">CIDR = <text:span text:style-name="T23">16</text:span></text:p>
      <text:p text:style-name="P15">Host = <text:span text:style-name="T24">0.4</text:span></text:p>
      <text:p text:style-name="P22">Subnet Mask = <text:s/>255.<text:span text:style-name="T22">255</text:span>.<text:span text:style-name="T23">0</text:span>.0</text:p>
      <text:p text:style-name="P22">// <text:span text:style-name="T4">11111111.1111</text:span><text:span text:style-name="T5">1111</text:span><text:span text:style-name="T4">.00000000</text:span><text:span text:style-name="T14">.00000000</text:span></text:p>
      <text:p text:style-name="P10"><text:span text:style-name="T2">11111111.1111</text:span><text:span text:style-name="T5">1111</text:span><text:span text:style-name="T2">.00000000 </text:span><text:span text:style-name="T13">// Bloccati i primi </text:span><text:span text:style-name="T17">16</text:span><text:span text:style-name="T13"> bit </text:span><text:span text:style-name="T15">(</text:span><text:span text:style-name="T17">3</text:span><text:span text:style-name="T15"> byte)</text:span></text:p>
      <text:p text:style-name="P22">Ip Network = <text:s/><text:span text:style-name="T23">172.16.0.0</text:span></text:p>
      <text:p text:style-name="P22">// 10101100.<text:span text:style-name="T23">000</text:span>10000.000<text:span text:style-name="T22">0</text:span><text:span text:style-name="T23">0000</text:span>.0000<text:span text:style-name="T23">0100</text:span></text:p>
      <text:p text:style-name="P22">// <text:span text:style-name="T14">11111111.</text:span><text:span text:style-name="T15">1</text:span><text:span text:style-name="T16">1111111</text:span><text:span text:style-name="T14">.00000000.00000000</text:span></text:p>
      <text:p text:style-name="P22">// 10101100.<text:span text:style-name="T23">000</text:span>10000<text:span text:style-name="T22">.</text:span><text:span text:style-name="T23">00000000</text:span><text:span text:style-name="T22">.00000000</text:span> = <text:s/><text:span text:style-name="T23">172.16.0.0</text:span></text:p>
      <text:p text:style-name="P22"/>
      <text:p text:style-name="P22">Numeri di <text:span text:style-name="T7">Host</text:span> disponibili = </text:p>
      <text:p text:style-name="P10"><text:span text:style-name="T20">256 </text:span><text:span text:style-name="T21">* 256 = 65536 – 2 = </text:span><text:span text:style-name="T10">65534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7T14:16:59.889000000</meta:creation-date>
    <dc:date>2024-02-27T15:09:50.082000000</dc:date>
    <meta:editing-duration>PT21M2S</meta:editing-duration>
    <meta:editing-cycles>5</meta:editing-cycles>
    <meta:generator>LibreOffice/24.2.0.3$Windows_X86_64 LibreOffice_project/da48488a73ddd66ea24cf16bbc4f7b9c08e9bea1</meta:generator>
    <meta:document-statistic meta:table-count="0" meta:image-count="0" meta:object-count="0" meta:page-count="3" meta:paragraph-count="101" meta:word-count="380" meta:character-count="2907" meta:non-whitespace-character-count="2596"/>
  </office:meta>
</office:document-meta>
</file>